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</office:automatic-styles>
  <office:body>
    <office:text text:use-soft-page-breaks="true">
      <text:p text:style-name="P1">Dimers :</text:p>
      <text:p text:style-name="P2"/>
      <text:p text:style-name="P3">pdb to treat: 3r12_inter_pdb_With_Conservation_Scores.pdb</text:p>
      <text:p text:style-name="P4">spectrum b, red_white_blue, 3r12_inter_pdb_With_Conservation_Scores, minimum=-1.367, maximum=2.903</text:p>
      <text:p text:style-name="P5"/>
      <text:p text:style-name="P6">pdb to treat:<text:s/>2btm_inter_pdb_With_Conservation_Scores.pdb<text:line-break/>spectrum b, red_white_blue, 2btm_inter_pdb_With_Conservation_Scores, minimum=-1.27, maximum=2.903</text:p>
      <text:p text:style-name="P7"/>
      <text:p text:style-name="P8">pdb to treat: 1x77_inter_pdb_With_Conservation_Scores.pdb<text:line-break/>spectrum b, red_white_blue, 1x77_inter_pdb_With_Conservation_Scores, minimum=-1.428, maximum=2.531</text:p>
      <text:p text:style-name="P9"/>
      <text:p text:style-name="P10">pdb to treat: 1tvl_inter_pdb_With_Conservation_Scores.pdb<text:line-break/>spectrum b, red_white_blue, 1tvl_inter_pdb_With_Conservation_Scores, minimum=-1.619, maximum=3.415</text:p>
      <text:p text:style-name="P11"/>
      <text:p text:style-name="P12">pdb to treat: 1qax_inter_pdb_With_Conservation_Scores.pdb<text:line-break/>spectrum b, red_white_blue, 1qax_inter_pdb_With_Conservation_Scores, minimum=-1.223, maximum=3.2</text:p>
      <text:p text:style-name="P13"/>
      <text:p text:style-name="P14">pdb to treat: 1pv9_inter_pdb_With_Conservation_Scores.pdb<text:line-break/>spectrum b, red_white_blue, 1pv9_inter_pdb_With_Conservation_Scores, minimum=-1.564, maximum=2.712</text:p>
      <text:p text:style-name="P15"/>
      <text:p text:style-name="P16">pdb to treat: 1nf9_inter_pdb_With_Conservation_Scores.pdb<text:line-break/>spectrum b, red_white_blue, 1nf9_inter_pdb_With_Conservation_Scores, minimum=-1.133, maximum=2.72</text:p>
      <text:p text:style-name="P17"/>
      <text:p text:style-name="P18">pdb to treat:<text:s/>1mjf_inter_pdb_With_Conservation_Scores.pdb<text:line-break/>spectrum b, red_white_blue, 1mjf_inter_pdb_With_Conservation_Scores, minimum=-1.448, maximum=2.743</text:p>
      <text:p text:style-name="P19"/>
      <text:p text:style-name="P20">pdb to treat: 1m0s_inter_pdb_With_Conservation_Scores.pdb</text:p>
      <text:p text:style-name="P21">spectrum b, red_white_blue, 1m0s_inter_pdb_With_Conservation_Scores, minimum=-1.288, maximum=3.163</text:p>
      <text:p text:style-name="P22"/>
      <text:p text:style-name="P23">pdb to treat: 1lvl_inter_pdb_With_Conservation_Scores.pdb</text:p>
      <text:p text:style-name="P24">spectrum b, red_white_blue, 1lvl_inter_pdb_With_Conservation_Scores, minimum=-1.324, maximum=3.222</text:p>
      <text:p text:style-name="P25"/>
      <text:p text:style-name="P26">pdb to treat: 1jsc_inter_pdb_With_Conservation_Scores.pdb</text:p>
      <text:p text:style-name="P27">spectrum b, red_white_blue, 1jsc_inter_pdb_With_Conservation_Scores, minimum=-1.156, maximum=2.878</text:p>
      <text:p text:style-name="P28"/>
      <text:p text:style-name="P29">pdb to treat: 1f89_inter_pdb_With_Conservation_Scores.pdb</text:p>
      <text:p text:style-name="P30">spectrum b, red_white_blue, 1f89_inter_pdb_With_Conservation_Scores, minimum=-1.387, maximum=2.646</text:p>
      <text:p text:style-name="P31"/>
      <text:p text:style-name="P32">pdb to treat: 1e58_inter_pdb_With_Conservation_Scores.pdb</text:p>
      <text:soft-page-break/>
      <text:p text:style-name="P33">spectrum b, red_white_blue, 1e58_inter_pdb_With_Conservation_Scores, minimum=-1.214, maximum=2.797</text:p>
      <text:p text:style-name="P34"/>
      <text:p text:style-name="P35">pdb to treat: 1e3i_inter_pdb_With_Conservation_Scores.pdb</text:p>
      <text:p text:style-name="P36">spectrum b, red_white_blue,<text:s/>1e3i_inter_pdb_With_Conservation_Scores, minimum=-1.411, maximum=2.906</text:p>
      <text:p text:style-name="P37"/>
      <text:p text:style-name="P38">pdb to treat: 1dk4_inter_pdb_With_Conservation_Scores.pdb</text:p>
      <text:p text:style-name="P39">spectrum b, red_white_blue, 1dk4_inter_pdb_With_Conservation_Scores, minimum=-1.595, maximum=3.055</text:p>
      <text:p text:style-name="P40"/>
      <text:p text:style-name="P41">pdb to treat: 1db3_inter_pdb_With_Conservation_Scores.pdb</text:p>
      <text:p text:style-name="P42">spectrum b, red_white_blue, 1db3_inter_pdb_With_Conservation_Scores, minimum=-1.089, maximum=2.687</text:p>
      <text:p text:style-name="P43"/>
      <text:p text:style-name="P44">pdb to treat: 1bo4_inter_pdb_With_Conservation_Scores.pdb</text:p>
      <text:p text:style-name="P45">spectrum b, red_white_blue, 1bo4_inter_pdb_With_Conservation_Scores, minimum=-1.138, maximum=2.689</text:p>
      <text:p text:style-name="P46"/>
      <text:p text:style-name="P47">pdb to treat: 1afw_inter_pdb_With_Conservation_Scores.pdb</text:p>
      <text:p text:style-name="P48">spectrum b, red_white_blue, 1afw_inter_pdb_With_Conservation_Scores, minimum=-1.452, maximum=3.029</text:p>
      <text:p text:style-name="P49"/>
      <text:p text:style-name="P50">pdb to treat:<text:s/>1ad3_inter_pdb_With_Conservation_Scores.pdb</text:p>
      <text:p text:style-name="P51">spectrum b, red_white_blue, 1ad3_inter_pdb_With_Conservation_Scores, minimum=-1.415, maximum=2.979</text:p>
      <text:p text:style-name="P52"/>
      <text:p text:style-name="P53">pdb to treat: 1a3c_inter_pdb_With_Conservation_Scores.pdb</text:p>
      <text:p text:style-name="P54">spectrum b, red_white_blue, 1a3c_inter_pdb_With_Conservation_Scores, minimum=-1.167, maximum=2.836</text:p>
      <text:p text:style-name="P55"/>
      <text:p text:style-name="Standard">Tetramers 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rginie Noël</dc:creator>
    <meta:creation-date>2021-04-19T17:40:00Z</meta:creation-date>
    <dc:date>2021-04-19T15:52:00Z</dc:date>
    <meta:template xlink:href="Normal.dotm" xlink:type="simple"/>
    <meta:editing-cycles>4</meta:editing-cycles>
    <meta:editing-duration>PT600S</meta:editing-duration>
    <meta:document-statistic meta:page-count="2" meta:paragraph-count="6" meta:word-count="488" meta:character-count="3172" meta:row-count="22" meta:non-whitespace-character-count="2690"/>
  </office:meta>
</office:document-meta>
</file>